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7d7d7" officeooo:paragraph-rsid="0007d7d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607be"/>
    </style:style>
    <style:style style:name="T1" style:family="text">
      <style:text-properties officeooo:rsid="0008f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</text:p>
      <text:p text:style-name="P3">M0<text:span text:style-name="T1">7</text:span> – <text:span text:style-name="T1">Xarxes</text:span></text:p>
      <text:p text:style-name="P6"/>
      <text:p text:style-name="P4"/>
      <text:p text:style-name="P5">PRUEBA</text:p>
      <text:p text:style-name="P5"/>
      <text:p text:style-name="P1">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1-02T09:14:29.009063195</dc:date>
    <meta:editing-duration>PT3M46S</meta:editing-duration>
    <meta:editing-cycles>3</meta:editing-cycles>
    <meta:generator>LibreOffice/5.1.6.2.0$Linux_X86_64 LibreOffice_project/10$Build-2</meta:generator>
    <meta:document-statistic meta:table-count="0" meta:image-count="0" meta:object-count="0" meta:page-count="1" meta:paragraph-count="4" meta:word-count="6" meta:character-count="37" meta:non-whitespace-character-count="34"/>
  </office:meta>
</office:document-meta>
</file>